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officeooo:paragraph-rsid="000bb9a5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P6" style:family="paragraph" style:parent-style-name="Standard">
      <style:text-properties style:font-name="Arial" officeooo:rsid="000edb5f" officeooo:paragraph-rsid="000edb5f"/>
    </style:style>
    <style:style style:name="P7" style:family="paragraph" style:parent-style-name="Standard">
      <style:text-properties officeooo:paragraph-rsid="000edb5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db5f"/>
    </style:style>
    <style:style style:name="T3" style:family="text">
      <style:text-properties style:font-name="Arial" fo:font-weight="bold" officeooo:rsid="000edb5f" style:font-weight-asian="bold" style:font-weight-complex="bold"/>
    </style:style>
    <style:style style:name="T4" style:family="text">
      <style:text-properties style:font-name="Arial" fo:font-weight="bold" officeooo:rsid="000bb9a5" style:font-weight-asian="bold" style:font-weight-complex="bold"/>
    </style:style>
    <style:style style:name="T5" style:family="text">
      <style:text-properties style:font-name="Arial" fo:font-weight="normal" officeooo:rsid="000bb9a5" style:font-weight-asian="normal" style:font-weight-complex="normal"/>
    </style:style>
    <style:style style:name="T6" style:family="text">
      <style:text-properties style:font-name="Arial" officeooo:rsid="000edb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B</text:span><text:span text:style-name="T3">acon Onion Jam</text:span><text:span text:style-name="T5"> 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6">1 Pound<text:tab/><text:tab/>Bacon – diced</text:p>
      <text:p text:style-name="P6"/>
      <text:p text:style-name="P6">4 <text:tab/><text:tab/><text:tab/>Onions – diced</text:p>
      <text:p text:style-name="P6"/>
      <text:p text:style-name="P6">½ Cup<text:tab/><text:tab/><text:tab/>Brown Sugar - Loosely packed </text:p>
      <text:p text:style-name="P6">1 tsp<text:tab/><text:tab/><text:tab/>Thyme</text:p>
      <text:p text:style-name="P6">2 tsp<text:tab/><text:tab/><text:tab/>Balsamic Vinegar</text:p>
      <text:p text:style-name="P6">2 Tbs<text:tab/><text:tab/><text:tab/>Bacon Fat</text:p>
      <text:p text:style-name="P6">½ Cup<text:tab/><text:tab/><text:tab/>Water</text:p>
      <text:p text:style-name="P6">½ Cup<text:tab/><text:tab/><text:tab/>Coffee</text:p>
      <text:p text:style-name="P6"/>
      <text:p text:style-name="P6">½ tsp<text:tab/><text:tab/><text:tab/>Balsamic Vinegar</text:p>
      <text:p text:style-name="P6"/>
      <text:p text:style-name="P3">Cooking Instructions:</text:p>
      <text:p text:style-name="P1"/>
      <text:p text:style-name="P6">Saute bacon until cooked, and remove from fat; reserve fat</text:p>
      <text:p text:style-name="P6"/>
      <text:p text:style-name="P7"><text:span text:style-name="T6">Saute the onion in 1 Tbs bacon fat</text:span></text:p>
      <text:p text:style-name="P6"/>
      <text:p text:style-name="P7"><text:span text:style-name="T6">When onions caramelized and soft, mix-in remaining ingredients, and add bacon into mixture.</text:span></text:p>
      <text:p text:style-name="P6"/>
      <text:p text:style-name="P6">Reduce – about 1 hour</text:p>
      <text:p text:style-name="P6"/>
      <text:p text:style-name="P6">Add ½ tsp Balsamic to finish.</text:p>
      <text:p text:style-name="P6"/>
      <text:p text:style-name="P6">Makes about 3 – 8oz ja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4T16:05:28.487000000</meta:creation-date>
    <meta:editing-duration>PT10M20S</meta:editing-duration>
    <meta:editing-cycles>3</meta:editing-cycles>
    <meta:generator>LibreOffice/6.3.2.2$Windows_X86_64 LibreOffice_project/98b30e735bda24bc04ab42594c85f7fd8be07b9c</meta:generator>
    <dc:date>2019-10-14T16:15:48.226000000</dc:date>
    <meta:print-date>2019-10-14T16:16:37.759000000</meta:print-date>
    <meta:document-statistic meta:table-count="0" meta:image-count="0" meta:object-count="0" meta:page-count="1" meta:paragraph-count="18" meta:word-count="88" meta:character-count="496" meta:non-whitespace-character-count="401"/>
  </office:meta>
</office:document-meta>
</file>